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20"/>
    <style:style style:name="P21" style:family="paragraph" style:parent-style-name="Text_20_body" style:list-style-name="L2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<text:line-break/>Aquí ya estamos <text:span text:style-name="Strong_20_Emphasis">trabajando conscientemente con la emoción del lector</text:span>, no con la lógica interna solamente. Eso es exactamente lo que necesitaba este capítulo.</text:p>
      <text:p text:style-name="Text_20_body">Voy a proponerte <text:span text:style-name="Strong_20_Emphasis">ideas concretas para 2, 3 y 4</text:span>, siguiendo tus reglas:</text:p>
      <text:list xml:id="list3250773664" text:style-name="L1">
        <text:list-item>
          <text:p text:style-name="P1">Elara <text:span text:style-name="Strong_20_Emphasis">no sospecha</text:span></text:p>
        </text:list-item>
        <text:list-item>
          <text:p text:style-name="P1">El lector <text:span text:style-name="Strong_20_Emphasis">sí empieza a sentir</text:span></text:p>
        </text:list-item>
        <text:list-item>
          <text:p text:style-name="P1">El mal actúa <text:span text:style-name="Strong_20_Emphasis">con hipocresía</text:span></text:p>
        </text:list-item>
        <text:list-item>
          <text:p text:style-name="P1">Nada es infantil</text:p>
        </text:list-item>
        <text:list-item>
          <text:p text:style-name="P1">Todo es <text:span text:style-name="Strong_20_Emphasis">creíble, humano, doloroso</text:span></text:p>
        </text:list-item>
        <text:list-item>
          <text:p text:style-name="P1">El odio del lector <text:span text:style-name="Strong_20_Emphasis">crece por acumulación</text:span>, no por un solo golpe</text:p>
        </text:list-item>
      </text:list>
      <text:p text:style-name="Text_20_body">No redacto escenas: <text:span text:style-name="Strong_20_Emphasis">propongo situaciones narrativas</text:span>.</text:p>
      <text:p text:style-name="Horizontal_20_Line"/>
      <text:h text:style-name="Heading_20_1" text:outline-level="1">2️⃣ PRIMER INCIDENTE</text:h>
      <text:h text:style-name="Heading_20_3" text:outline-level="3"><text:span text:style-name="Emphasis">Sutil, ambiguo, plausible como accidente</text:span></text:h>
      <text:p text:style-name="Text_20_body"><text:span text:style-name="Strong_20_Emphasis">Objetivo emocional:</text:span><text:line-break/>Sembrar una inquietud leve en el lector.<text:line-break/>Una pequeña incomodidad: “¿esto ha sido casual?”</text:p>
      <text:p text:style-name="Horizontal_20_Line"/>
      <text:h text:style-name="Heading_20_3" text:outline-level="3">IDEA PROPUESTA</text:h>
      <text:p text:style-name="Text_20_body">Elara localiza las <text:span text:style-name="Strong_20_Emphasis">ruinas sagradas</text:span> en las afueras del pueblo.<text:line-break/>Son frágiles, antiguas, parcialmente derrumbadas.<text:line-break/>Necesita volver con el sabio para interpretarlas.</text:p>
      <text:p text:style-name="Text_20_body">Ekhlatya insiste en acompañarla:</text:p>
      <text:p text:style-name="Quotations">“No deberías ir sola… ese lugar tiene mala fama.”</text:p>
      <text:p text:style-name="Text_20_body">Mientras Elara examina los grabados:</text:p>
      <text:list xml:id="list2130934841" text:style-name="L2">
        <text:list-item>
          <text:p text:style-name="P2">Ekhlatya toca una de las piedras</text:p>
        </text:list-item>
        <text:list-item>
          <text:p text:style-name="P2">la mueve apenas</text:p>
        </text:list-item>
        <text:list-item>
          <text:p text:style-name="P2">provoca un <text:span text:style-name="Strong_20_Emphasis">pequeño derrumbe</text:span></text:p>
        </text:list-item>
      </text:list>
      <text:p text:style-name="Text_20_body">Consecuencia:</text:p>
      <text:list xml:id="list3103236871" text:style-name="L3">
        <text:list-item>
          <text:p text:style-name="P3">Parte de los símbolos queda dañada</text:p>
        </text:list-item>
        <text:list-item>
          <text:p text:style-name="P3"><text:soft-page-break/>no destruida, pero <text:span text:style-name="Strong_20_Emphasis">incompleta</text:span></text:p>
        </text:list-item>
        <text:list-item>
          <text:p text:style-name="P3">se pierde un fragmento clave</text:p>
        </text:list-item>
      </text:list>
      <text:p text:style-name="Text_20_body">Ekhlatya reacciona:</text:p>
      <text:list xml:id="list1162909099" text:style-name="L4">
        <text:list-item>
          <text:p text:style-name="P4">se disculpa</text:p>
        </text:list-item>
        <text:list-item>
          <text:p text:style-name="P4">se muestra afectada</text:p>
        </text:list-item>
        <text:list-item>
          <text:p text:style-name="P4">casi llorando</text:p>
        </text:list-item>
      </text:list>
      <text:p text:style-name="Quotations">“Lo siento… solo quería ayudarte…”</text:p>
      <text:p text:style-name="Text_20_body">Elara:</text:p>
      <text:list xml:id="list3484889980" text:style-name="L5">
        <text:list-item>
          <text:p text:style-name="P5">la tranquiliza</text:p>
        </text:list-item>
        <text:list-item>
          <text:p text:style-name="P5">se culpa a sí misma</text:p>
        </text:list-item>
        <text:list-item>
          <text:p text:style-name="P5">minimiza el daño</text:p>
        </text:list-item>
      </text:list>
      <text:p text:style-name="Text_20_body">🔴 <text:span text:style-name="Strong_20_Emphasis">El lector ve algo más</text:span>:</text:p>
      <text:list xml:id="list1380982304" text:style-name="L6">
        <text:list-item>
          <text:p text:style-name="P6">Ekhlatya fue la única que tocó la piedra</text:p>
        </text:list-item>
        <text:list-item>
          <text:p text:style-name="P6">El gesto no era necesario</text:p>
        </text:list-item>
        <text:list-item>
          <text:p text:style-name="P6">Su reacción es… <text:span text:style-name="Emphasis">demasiado</text:span> correcta</text:p>
        </text:list-item>
      </text:list>
      <text:p text:style-name="Text_20_body">Todavía puede ser un accidente.<text:line-break/>Pero <text:span text:style-name="Strong_20_Emphasis">ya no es limpio</text:span>.</text:p>
      <text:p text:style-name="Horizontal_20_Line"/>
      <text:h text:style-name="Heading_20_1" text:outline-level="1">3️⃣ SEGUNDO INCIDENTE</text:h>
      <text:h text:style-name="Heading_20_3" text:outline-level="3"><text:span text:style-name="Emphasis">Hipocresía clara. Daño real. El lector se indigna.</text:span></text:h>
      <text:p text:style-name="Text_20_body"><text:span text:style-name="Strong_20_Emphasis">Objetivo emocional:</text:span><text:line-break/>Hacer que el lector <text:span text:style-name="Strong_20_Emphasis">quiera advertir a Elara</text:span>.<text:line-break/>Crear frustración activa.</text:p>
      <text:p text:style-name="Horizontal_20_Line"/>
      <text:h text:style-name="Heading_20_3" text:outline-level="3">IDEA PROPUESTA</text:h>
      <text:p text:style-name="Text_20_body">Elara encuentra al <text:span text:style-name="Strong_20_Emphasis">sabio local</text:span>.<text:line-break/>Un hombre mayor, cansado, respetado, que vive aislado.<text:line-break/>Acepta ayudarla, pero exige <text:span text:style-name="Strong_20_Emphasis">discreción</text:span>.</text:p>
      <text:p text:style-name="Text_20_body">Ekhlatya promete:</text:p>
      <text:p text:style-name="Quotations">“No diré nada. Te lo juro.”</text:p>
      <text:p text:style-name="Text_20_body"><text:soft-page-break/>Esa misma noche:</text:p>
      <text:list xml:id="list276190950" text:style-name="L7">
        <text:list-item>
          <text:p text:style-name="P7">Ekhlatya habla con vecinos</text:p>
        </text:list-item>
        <text:list-item>
          <text:p text:style-name="P7">se hace la preocupada</text:p>
        </text:list-item>
        <text:list-item>
          <text:p text:style-name="P7">insinúa cosas sin afirmar nada</text:p>
        </text:list-item>
      </text:list>
      <text:p text:style-name="Text_20_body">Ejemplos de insinuaciones:</text:p>
      <text:list xml:id="list2415553023" text:style-name="L8">
        <text:list-item>
          <text:p text:style-name="P8">“Una forastera hace preguntas peligrosas…”</text:p>
        </text:list-item>
        <text:list-item>
          <text:p text:style-name="P8">“Rebusca en lugares prohibidos…”</text:p>
        </text:list-item>
        <text:list-item>
          <text:p text:style-name="P8">“No parece mala, pero atrae desgracias…”</text:p>
        </text:list-item>
      </text:list>
      <text:p text:style-name="Text_20_body">Consecuencias:</text:p>
      <text:list xml:id="list2250119312" text:style-name="L9">
        <text:list-item>
          <text:p text:style-name="P9">El sabio es presionado</text:p>
        </text:list-item>
        <text:list-item>
          <text:p text:style-name="P9">algunos vecinos se vuelven hostiles</text:p>
        </text:list-item>
        <text:list-item>
          <text:p text:style-name="P9">se restringe el acceso a las ruinas</text:p>
        </text:list-item>
      </text:list>
      <text:p text:style-name="Text_20_body">Ekhlatya, ante Elara:</text:p>
      <text:list xml:id="list2468779390" text:style-name="L10">
        <text:list-item>
          <text:p text:style-name="P10">la consuela</text:p>
        </text:list-item>
        <text:list-item>
          <text:p text:style-name="P10">se indigna <text:span text:style-name="Emphasis">con ella</text:span></text:p>
        </text:list-item>
      </text:list>
      <text:p text:style-name="Quotations">“La gente es cruel… no te mereces esto.”</text:p>
      <text:p text:style-name="Text_20_body">🔴 <text:span text:style-name="Strong_20_Emphasis">Aquí el lector ya la odia</text:span>:</text:p>
      <text:list xml:id="list2378168607" text:style-name="L11">
        <text:list-item>
          <text:p text:style-name="P11">Porque sabe que Ekhlatya es la causa</text:p>
        </text:list-item>
        <text:list-item>
          <text:p text:style-name="P11">Porque la ve fingir apoyo</text:p>
        </text:list-item>
        <text:list-item>
          <text:p text:style-name="P11">Porque Elara confía más en ella después de esto</text:p>
        </text:list-item>
      </text:list>
      <text:p text:style-name="Text_20_body">Este es un punto clave:<text:line-break/>👉 <text:span text:style-name="Strong_20_Emphasis">Elara queda más aislada gracias a su “amiga”</text:span>.</text:p>
      <text:p text:style-name="Horizontal_20_Line"/>
      <text:h text:style-name="Heading_20_1" text:outline-level="1">4️⃣ TERCER INCIDENTE – LAS CARTAS</text:h>
      <text:h text:style-name="Heading_20_3" text:outline-level="3"><text:span text:style-name="Emphasis">Abuso evidente. Daño indiscriminado. Crueldad.</text:span></text:h>
      <text:p text:style-name="Text_20_body"><text:span text:style-name="Strong_20_Emphasis">Objetivo emocional:</text:span><text:line-break/>Convertir el rechazo en <text:span text:style-name="Strong_20_Emphasis">odio abierto</text:span>.<text:line-break/>Que el lector <text:span text:style-name="Strong_20_Emphasis">desee su derrota</text:span>.</text:p>
      <text:p text:style-name="Horizontal_20_Line"/>
      <text:h text:style-name="Heading_20_3" text:outline-level="3"><text:soft-page-break/>IDEA PROPUESTA</text:h>
      <text:p text:style-name="Text_20_body">Elara duda.<text:line-break/>Las cosas van mal.<text:line-break/>El acceso al conocimiento se complica.</text:p>
      <text:p text:style-name="Text_20_body">Ekhlatya propone las cartas:</text:p>
      <text:p text:style-name="Quotations">“No para cambiar nada… solo para mirar.”</text:p>
      <text:p text:style-name="Text_20_body">Primera lectura:</text:p>
      <text:list xml:id="list162005953" text:style-name="L12">
        <text:list-item>
          <text:p text:style-name="P12">algo pequeño</text:p>
        </text:list-item>
        <text:list-item>
          <text:p text:style-name="P12">aparentemente inofensivo</text:p>
        </text:list-item>
        <text:list-item>
          <text:p text:style-name="P12">Elara desea <text:span text:style-name="Emphasis">claridad</text:span></text:p>
        </text:list-item>
      </text:list>
      <text:p text:style-name="Text_20_body">Resultado:</text:p>
      <text:list xml:id="list4131121708" text:style-name="L13">
        <text:list-item>
          <text:p text:style-name="P13">el sabio enferma repentinamente</text:p>
        </text:list-item>
        <text:list-item>
          <text:p text:style-name="P13">no puede acompañarla a las ruinas</text:p>
        </text:list-item>
      </text:list>
      <text:p text:style-name="Text_20_body">Segunda lectura:</text:p>
      <text:list xml:id="list2769037393" text:style-name="L14">
        <text:list-item>
          <text:p text:style-name="P14">Elara desea <text:span text:style-name="Emphasis">tiempo</text:span></text:p>
        </text:list-item>
        <text:list-item>
          <text:p text:style-name="P14">“solo un poco más”</text:p>
        </text:list-item>
      </text:list>
      <text:p text:style-name="Text_20_body">Resultado:</text:p>
      <text:list xml:id="list1841433991" text:style-name="L15">
        <text:list-item>
          <text:p text:style-name="P15">una tormenta destruye parte del yacimiento</text:p>
        </text:list-item>
        <text:list-item>
          <text:p text:style-name="P15">muere ganado del pueblo</text:p>
        </text:list-item>
        <text:list-item>
          <text:p text:style-name="P15">familias quedan arruinadas</text:p>
        </text:list-item>
      </text:list>
      <text:p text:style-name="Text_20_body">Ekhlatya:</text:p>
      <text:list xml:id="list3950678337" text:style-name="L16">
        <text:list-item>
          <text:p text:style-name="P16">actúa sorprendida</text:p>
        </text:list-item>
        <text:list-item>
          <text:p text:style-name="P16">pide perdón</text:p>
        </text:list-item>
        <text:list-item>
          <text:p text:style-name="P16">insiste en que “nadie podía saberlo”</text:p>
        </text:list-item>
      </text:list>
      <text:p text:style-name="Text_20_body">Pero el lector ve:</text:p>
      <text:list xml:id="list2652886362" text:style-name="L17">
        <text:list-item>
          <text:p text:style-name="P17">que <text:span text:style-name="Strong_20_Emphasis">siempre gana algo</text:span></text:p>
        </text:list-item>
        <text:list-item>
          <text:p text:style-name="P17">que observa las consecuencias sin horror real</text:p>
        </text:list-item>
        <text:list-item>
          <text:p text:style-name="P17">que el sufrimiento ajeno no la afecta</text:p>
        </text:list-item>
      </text:list>
      <text:p text:style-name="Text_20_body">Tercera lectura (el quiebre):</text:p>
      <text:list xml:id="list3546179988" text:style-name="L18">
        <text:list-item>
          <text:p text:style-name="P18">Ekhlatya tira las cartas <text:span text:style-name="Strong_20_Emphasis">sin permiso</text:span></text:p>
        </text:list-item>
        <text:list-item>
          <text:p text:style-name="P18"><text:soft-page-break/>mientras Elara no está</text:p>
        </text:list-item>
      </text:list>
      <text:p text:style-name="Text_20_body">Resultado:</text:p>
      <text:list xml:id="list3789440652" text:style-name="L19">
        <text:list-item>
          <text:p text:style-name="P19">incendio</text:p>
        </text:list-item>
        <text:list-item>
          <text:p text:style-name="P19">muertes o heridos</text:p>
        </text:list-item>
        <text:list-item>
          <text:p text:style-name="P19">caos total</text:p>
        </text:list-item>
      </text:list>
      <text:p text:style-name="Text_20_body">Aquí ya no hay ambigüedad.<text:line-break/>👉 El objeto maldito es un arma.<text:line-break/>👉 Ekhlatya lo usa <text:span text:style-name="Strong_20_Emphasis">sabiendo el coste</text:span>.</text:p>
      <text:p text:style-name="Text_20_body">El lector no quiere justicia abstracta.<text:line-break/>Quiere castigo.</text:p>
      <text:p text:style-name="Horizontal_20_Line"/>
      <text:h text:style-name="Heading_20_2" text:outline-level="2">Resultado emocional acumulado</text:h>
      <text:p text:style-name="Text_20_body">Al final del punto 4:</text:p>
      <text:list xml:id="list4132187342" text:style-name="L20">
        <text:list-item>
          <text:p text:style-name="P20">El lector:</text:p>
          <text:list>
            <text:list-item>
              <text:p text:style-name="P20">odia a Ekhlatya</text:p>
            </text:list-item>
            <text:list-item>
              <text:p text:style-name="P20">se siente impotente</text:p>
            </text:list-item>
            <text:list-item>
              <text:p text:style-name="P20">teme por Elara</text:p>
            </text:list-item>
          </text:list>
        </text:list-item>
        <text:list-item>
          <text:p text:style-name="P20">Elara:</text:p>
          <text:list>
            <text:list-item>
              <text:p text:style-name="P20">está agotada</text:p>
            </text:list-item>
            <text:list-item>
              <text:p text:style-name="P20">confundida</text:p>
            </text:list-item>
            <text:list-item>
              <text:p text:style-name="P20">aún se culpa a sí misma</text:p>
            </text:list-item>
          </text:list>
        </text:list-item>
      </text:list>
      <text:p text:style-name="Text_20_body">Esto hace que:</text:p>
      <text:p text:style-name="Text_20_body">👉 <text:span text:style-name="Strong_20_Emphasis">El descubrimiento del engaño (5) sea liberador</text:span><text:line-break/>👉 <text:span text:style-name="Strong_20_Emphasis">El enfrentamiento (6) sea catártico</text:span><text:line-break/>👉 <text:span text:style-name="Strong_20_Emphasis">La “victoria” final sea ambigua e inquietante</text:span>, no cómoda</text:p>
      <text:p text:style-name="Horizontal_20_Line"/>
      <text:p text:style-name="Text_20_body">Si quieres, el siguiente paso natural sería:</text:p>
      <text:list xml:id="list241238346" text:style-name="L21">
        <text:list-item>
          <text:p text:style-name="P21">diseñar <text:span text:style-name="Strong_20_Emphasis">el momento exacto en que Elara comprende la verdad</text:span></text:p>
        </text:list-item>
        <text:list-item>
          <text:p text:style-name="P21">o definir <text:span text:style-name="Strong_20_Emphasis">qué pierde Elara irreversiblemente en este capítulo</text:span></text:p>
        </text:list-item>
        <text:list-item>
          <text:p text:style-name="P21">o afinar <text:span text:style-name="Strong_20_Emphasis">el gesto concreto que hace a Ekhlatya imperdonable</text:span></text:p>
        </text:list-item>
      </text:list>
      <text:p text:style-name="Text_20_body">Tú marcas el ritmo.</text:p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2-26T10:58:20.763000000</meta:creation-date>
    <dc:date>2025-12-26T11:05:43.805000000</dc:date>
    <meta:editing-duration>PT7M23S</meta:editing-duration>
    <meta:editing-cycles>1</meta:editing-cycles>
    <meta:document-statistic meta:table-count="0" meta:image-count="0" meta:object-count="0" meta:page-count="6" meta:paragraph-count="121" meta:word-count="730" meta:character-count="4134" meta:non-whitespace-character-count="3591"/>
    <meta:generator>LibreOffice/7.3.5.2$Windows_X86_64 LibreOffice_project/184fe81b8c8c30d8b5082578aee2fed2ea847c01</meta:generator>
  </office:meta>
</office:document-meta>
</file>